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3983c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>
      <style:text-properties officeooo:rsid="001120d7" officeooo:paragraph-rsid="001120d7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  <style:text-properties officeooo:paragraph-rsid="001120d7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background-color="#ffff00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background-color="#ff0000"/>
    </style:style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3">
      <style:text-properties fo:color="#999999" loext:opacity="100%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officeooo:rsid="001120d7" officeooo:paragraph-rsid="001120d7" fo:background-color="#ffff00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fo:background-color="#ffff00"/>
    </style:style>
    <style:style style:name="P15" style:family="paragraph" style:parent-style-name="Text_20_body" style:list-style-name="L4">
      <style:text-properties fo:background-color="#ffff00"/>
    </style:style>
    <style:style style:name="P16" style:family="paragraph" style:parent-style-name="Text_20_body" style:list-style-name="L5">
      <style:paragraph-properties fo:margin-top="0in" fo:margin-bottom="0in" style:contextual-spacing="false"/>
      <style:text-properties fo:background-color="#ffff00"/>
    </style:style>
    <style:style style:name="P17" style:family="paragraph" style:parent-style-name="Text_20_body" style:list-style-name="L5">
      <style:text-properties fo:background-color="#ffff00"/>
    </style:style>
    <style:style style:name="P18" style:family="paragraph" style:parent-style-name="Text_20_body" style:list-style-name="L5">
      <style:text-properties officeooo:rsid="001120d7" officeooo:paragraph-rsid="001120d7" fo:background-color="#ffff00"/>
    </style:style>
    <style:style style:name="P19" style:family="paragraph" style:parent-style-name="Text_20_body" style:list-style-name="L6">
      <style:paragraph-properties fo:margin-top="0in" fo:margin-bottom="0in" style:contextual-spacing="false"/>
      <style:text-properties fo:background-color="#ffff00"/>
    </style:style>
    <style:style style:name="P20" style:family="paragraph" style:parent-style-name="Text_20_body" style:list-style-name="L6">
      <style:text-properties fo:background-color="#ffff00"/>
    </style:style>
    <style:style style:name="P21" style:family="paragraph" style:parent-style-name="Text_20_body" style:list-style-name="L7">
      <style:text-properties officeooo:paragraph-rsid="0013983c" fo:background-color="#ffff00"/>
    </style:style>
    <style:style style:name="P22" style:family="paragraph" style:parent-style-name="Text_20_body" style:list-style-name="L7">
      <style:paragraph-properties fo:margin-top="0in" fo:margin-bottom="0in" style:contextual-spacing="false"/>
      <style:text-properties fo:background-color="#ffff00"/>
    </style:style>
    <style:style style:name="P23" style:family="paragraph" style:parent-style-name="Text_20_body" style:list-style-name="L7">
      <style:text-properties fo:background-color="#ffff00"/>
    </style:style>
    <style:style style:name="P24" style:family="paragraph" style:parent-style-name="Text_20_body" style:list-style-name="L7">
      <style:paragraph-properties fo:margin-top="0in" fo:margin-bottom="0in" style:contextual-spacing="false"/>
      <style:text-properties officeooo:paragraph-rsid="0013983c" fo:background-color="#ff0000"/>
    </style:style>
    <style:style style:name="P25" style:family="paragraph" style:parent-style-name="Text_20_body">
      <style:text-properties officeooo:rsid="0013983c" officeooo:paragraph-rsid="0013983c" fo:background-color="#ffff00"/>
    </style:style>
    <style:style style:name="T1" style:family="text">
      <style:text-properties fo:font-size="12pt" officeooo:rsid="0013983c" fo:background-color="#2a6099" loext:char-shading-value="0" style:font-size-asian="10.5pt" style:font-size-complex="12pt"/>
    </style:style>
    <style:style style:name="T2" style:family="text">
      <style:text-properties fo:font-size="12pt" officeooo:rsid="0013983c" style:font-size-asian="10.5pt" style:font-size-complex="12pt"/>
    </style:style>
    <style:style style:name="T3" style:family="text">
      <style:text-properties fo:font-size="12pt" officeooo:rsid="0013983c" fo:background-color="#ffff00" loext:char-shading-value="0" style:font-size-asian="10.5pt" style:font-size-complex="12pt"/>
    </style:style>
    <style:style style:name="T4" style:family="text">
      <style:text-properties fo:font-size="12pt" officeooo:rsid="0013983c" fo:background-color="#ff0000" loext:char-shading-value="0" style:font-size-asian="10.5pt" style:font-size-complex="12pt"/>
    </style:style>
    <style:style style:name="T5" style:family="text">
      <style:text-properties officeooo:rsid="0010a9d8"/>
    </style:style>
    <style:style style:name="T6" style:family="text">
      <style:text-properties officeooo:rsid="0011cc20"/>
    </style:style>
    <style:style style:name="T7" style:family="text">
      <style:text-properties fo:color="#999999" loext:opacity="100%" fo:font-style="italic" style:font-style-asian="italic" style:font-style-complex="italic"/>
    </style:style>
    <style:style style:name="T8" style:family="text">
      <style:text-properties fo:color="#999999" loext:opacity="100%" fo:font-style="italic" officeooo:rsid="0010a9d8" style:font-style-asian="italic" style:font-style-complex="italic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120d7" fo:background-color="#ffff00" loext:char-shading-value="0"/>
    </style:style>
    <style:style style:name="T11" style:family="text">
      <style:text-properties officeooo:rsid="0013983c" fo:background-color="#2a6099" loext:char-shading-value="0"/>
    </style:style>
    <style:style style:name="T12" style:family="text">
      <style:text-properties officeooo:rsid="0013983c" fo:background-color="#ffff00" loext:char-shading-value="0"/>
    </style:style>
    <style:style style:name="T13" style:family="text">
      <style:text-properties fo:font-weight="normal" officeooo:rsid="001120d7" fo:background-color="#ffff00" loext:char-shading-value="0" style:font-weight-asian="normal" style:font-weight-complex="normal"/>
    </style:style>
    <style:style style:name="T14" style:family="text">
      <style:text-properties officeooo:rsid="001120d7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13983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Passos</text:span></text:span><text:span text:style-name="Strong_20_Emphasis"><text:span text:style-name="T2"><text:line-break/></text:span></text:span><text:span text:style-name="Strong_20_Emphasis"><text:span text:style-name="T3">Normal</text:span></text:span><text:span text:style-name="Strong_20_Emphasis"><text:span text:style-name="T2"><text:line-break/></text:span></text:span><text:span text:style-name="Strong_20_Emphasis"><text:span text:style-name="T4">Ponto Delicado</text:span></text:span></text:h>
      <text:h text:style-name="P1" text:outline-level="3"><text:span text:style-name="Strong_20_Emphasis"><text:span text:style-name="T2"><text:line-break/></text:span></text:span><text:span text:style-name="Strong_20_Emphasis">Arquitetura e Tecnologia</text:span></text:h>
      <text:list text:style-name="L1">
        <text:list-item>
          <text:p text:style-name="P2"><text:span text:style-name="Strong_20_Emphasis">Back-end:</text:span> Node.js, <text:span text:style-name="T5">Express,</text:span> TypeScript</text:p>
        </text:list-item>
        <text:list-item>
          <text:p text:style-name="P2"><text:span text:style-name="Strong_20_Emphasis">Banco de Dados:</text:span> <text:span text:style-name="T6">Docker + </text:span>PostgreSQL</text:p>
        </text:list-item>
        <text:list-item>
          <text:p text:style-name="P2"><text:span text:style-name="Strong_20_Emphasis">Front-end:</text:span> React.js <text:span text:style-name="T5">(</text:span>site responsivo, sem necessidade de app<text:span text:style-name="T5">)</text:span></text:p>
        </text:list-item>
        <text:list-item>
          <text:p text:style-name="P2"><text:span text:style-name="Strong_20_Emphasis">Autenticação:</text:span> JWT + RBAC (Role-Based Access Control)</text:p>
        </text:list-item>
        <text:list-item>
          <text:p text:style-name="P3"><text:span text:style-name="Strong_20_Emphasis"><text:span text:style-name="T7">Integração com IA:</text:span></text:span><text:span text:style-name="T7"> Google Vision API </text:span><text:span text:style-name="T8">|</text:span><text:span text:style-name="T7"> OpenCV</text:span></text:p>
        </text:list-item>
      </text:list>
      <text:p text:style-name="Horizontal_20_Line"/>
      <text:h text:style-name="Heading_20_3" text:outline-level="3"><text:span text:style-name="Strong_20_Emphasis">Features</text:span></text:h>
      <text:h text:style-name="Heading_20_4" text:outline-level="4"><text:span text:style-name="Strong_20_Emphasis"><text:span text:style-name="T9">Controle de Usuários e Papéis (Roles)</text:span></text:span></text:h>
      <text:list text:style-name="L2">
        <text:list-item>
          <text:p text:style-name="P4"><text:span text:style-name="Strong_20_Emphasis"><text:span text:style-name="T9">Admin:</text:span></text:span><text:span text:style-name="T9"> Configuração geral, controle de usuários e relatórios avançados </text:span><text:span text:style-name="T10">(a role de admin pode ser designada para outros papéis?)</text:span></text:p>
        </text:list-item>
        <text:list-item>
          <text:p text:style-name="P4"><text:span text:style-name="Strong_20_Emphasis"><text:span text:style-name="T9">Estoquista:</text:span></text:span><text:span text:style-name="T9"> Cadastro de produtos, inventário e lançamento de notas fiscais</text:span></text:p>
        </text:list-item>
        <text:list-item>
          <text:p text:style-name="P4"><text:span text:style-name="Strong_20_Emphasis"><text:span text:style-name="T9">Cozinha/Bar:</text:span></text:span><text:span text:style-name="T9"> Consulta de fichas técnicas e registro de produção</text:span></text:p>
        </text:list-item>
        <text:list-item>
          <text:p text:style-name="P5"><text:span text:style-name="Strong_20_Emphasis"><text:span text:style-name="T9">Caixa:</text:span></text:span><text:span text:style-name="T9"> Consulta de vendas e geração de relatórios</text:span></text:p>
        </text:list-item>
      </text:list>
      <text:p text:style-name="P6">Obs.:. As funções Estoquista, Cozinha/Bar, poderão, talvez, ser englobadas em uma só, pois, devido a correria do dia-a-dia nem sempre cozinheiro/chef ou lider do bar irão ter tempo para processos mais burocraticos, então devemos pensar em algo mais simples, os cozinheiros e integrantes do bar fazem a ficha tecnica manual e depois o estoquista lança no sistema, ou, como já pensado, poderão fazer pelo celular/tablet diretamente no sistema sem precisar do estoquista</text:p>
      <text:p text:style-name="Horizontal_20_Line"/>
      <text:h text:style-name="Heading_20_4" text:outline-level="4"><text:span text:style-name="Strong_20_Emphasis"><text:span text:style-name="T11">PRIMEIRO</text:span></text:span><text:span text:style-name="Strong_20_Emphasis"><text:span text:style-name="T12"> - </text:span></text:span><text:span text:style-name="Strong_20_Emphasis"><text:span text:style-name="T9">Recebimento Inteligente</text:span></text:span></text:h>
      <text:list text:style-name="L3">
        <text:list-item>
          <text:p text:style-name="P7"><text:span text:style-name="Strong_20_Emphasis"><text:span text:style-name="T9">Conferência Manual</text:span></text:span></text:p>
          <text:list>
            <text:list-item>
              <text:p text:style-name="P8"><text:span text:style-name="Strong_20_Emphasis"><text:span text:style-name="T13">Conferência feita primeiramente de forma visual (estoquista antes de utilizar o sistema faz o recebimento, verifica quantidades e pesos das mercadorias referente a nota)</text:span></text:span></text:p>
            </text:list-item>
            <text:list-item>
              <text:p text:style-name="P8"><text:span text:style-name="Strong_20_Emphasis"><text:span text:style-name="T13">Após conferencia, estoquista inicia um “Novo Recebimento” no sistema</text:span></text:span></text:p>
            </text:list-item>
            <text:list-item>
              <text:p text:style-name="P9">Usuário pode escanear código de barras dos produtos via celular <text:span text:style-name="T14">(Quais informações conseguiriamos com o escaneamento do código de barras?)</text:span></text:p>
            </text:list-item>
            <text:list-item>
              <text:p text:style-name="P9">Atualização automática do estoque</text:p>
            </text:list-item>
          </text:list>
        </text:list-item>
        <text:list-item>
          <text:p text:style-name="P7"><text:span text:style-name="Strong_20_Emphasis"><text:span text:style-name="T15">Reconhecimento Inteligente de Notas Fiscais</text:span></text:span></text:p>
          <text:list>
            <text:list-item>
              <text:p text:style-name="P10">Tira foto da NF</text:p>
            </text:list-item>
            <text:list-item>
              <text:p text:style-name="P10">IA identifica produtos e valores</text:p>
            </text:list-item>
            <text:list-item>
              <text:p text:style-name="P10">Armazena imagem e permite conferência posterior</text:p>
            </text:list-item>
          </text:list>
        </text:list-item>
        <text:list-item>
          <text:p text:style-name="P7"><text:span text:style-name="Strong_20_Emphasis">Atualização Automática da Ficha Técnica e Estoque</text:span></text:p>
          <text:list>
            <text:list-item>
              <text:p text:style-name="P11">Produtos recebidos já se vinculam às fichas técnicas</text:p>
            </text:list-item>
            <text:list-item>
              <text:p text:style-name="P12">Atualiza o saldo de cada item no estoque</text:p>
            </text:list-item>
          </text:list>
        </text:list-item>
      </text:list>
      <text:p text:style-name="Horizontal_20_Line"/>
      <text:h text:style-name="Heading_20_4" text:outline-level="4"><text:span text:style-name="Strong_20_Emphasis"><text:span text:style-name="T11">QUINTO</text:span></text:span><text:span text:style-name="Strong_20_Emphasis"><text:span text:style-name="T12"> - </text:span></text:span><text:span text:style-name="Strong_20_Emphasis"><text:span text:style-name="T9">Inventário Digital</text:span></text:span></text:h>
      <text:list text:style-name="L4">
        <text:list-item>
          <text:p text:style-name="P13">Usuário inicia no sistema “Novo Inventario” (novo inventário com data, responsável, etc)</text:p>
        </text:list-item>
        <text:list-item>
          <text:p text:style-name="P14"><text:soft-page-break/>Realização diretamente pelo celular/tablet</text:p>
        </text:list-item>
        <text:list-item>
          <text:p text:style-name="P14">Atualização instantânea no sistema</text:p>
        </text:list-item>
        <text:list-item>
          <text:p text:style-name="P14">Comparação automática com vendas e saída de estoque</text:p>
        </text:list-item>
        <text:list-item>
          <text:p text:style-name="P15">Relatório automático de divergências</text:p>
        </text:list-item>
      </text:list>
      <text:p text:style-name="Horizontal_20_Line"/>
      <text:h text:style-name="Heading_20_4" text:outline-level="4"><text:span text:style-name="Strong_20_Emphasis"><text:span text:style-name="T11">TERCEIRO</text:span></text:span><text:span text:style-name="Strong_20_Emphasis"><text:span text:style-name="T12"> - </text:span></text:span><text:span text:style-name="Strong_20_Emphasis"><text:span text:style-name="T9">Ficha Técnica Inteligente</text:span></text:span></text:h>
      <text:list text:style-name="L5">
        <text:list-item>
          <text:p text:style-name="P16">Define quantidades usadas por prato/drink</text:p>
        </text:list-item>
        <text:list-item>
          <text:p text:style-name="P16">Atualiza estoque automaticamente ao registrar uma venda</text:p>
        </text:list-item>
        <text:list-item>
          <text:p text:style-name="P17">Permite ajustes de receitas em tempo real</text:p>
        </text:list-item>
        <text:list-item>
          <text:p text:style-name="P18">Atualização de preços de pratos, margem de lucro, etc</text:p>
        </text:list-item>
      </text:list>
      <text:p text:style-name="Horizontal_20_Line"/>
      <text:h text:style-name="Heading_20_4" text:outline-level="4"><text:span text:style-name="Strong_20_Emphasis"><text:span text:style-name="T11">SEGUNDO </text:span></text:span><text:span text:style-name="Strong_20_Emphasis"><text:span text:style-name="T12">- </text:span></text:span><text:span text:style-name="Strong_20_Emphasis"><text:span text:style-name="T9">Lançamento de Novos Produtos</text:span></text:span></text:h>
      <text:list text:style-name="L6">
        <text:list-item>
          <text:p text:style-name="P19">Cadastro manual <text:span text:style-name="T14">ou </text:span>com código de barras, foto e descrição <text:span text:style-name="T14">(nome/tipo do/de produto, marca, fornecedor, valor unitário, validade)</text:span></text:p>
        </text:list-item>
        <text:list-item>
          <text:p text:style-name="P19">Definição de categorias (insumo, bebida, embalagem, etc.)</text:p>
        </text:list-item>
        <text:list-item>
          <text:p text:style-name="P20">Integração direta com a ficha técnica</text:p>
        </text:list-item>
      </text:list>
      <text:p text:style-name="Horizontal_20_Line"/>
      <text:h text:style-name="Heading_20_4" text:outline-level="4"><text:span text:style-name="Strong_20_Emphasis"><text:span text:style-name="T11">QUARTO</text:span></text:span><text:span text:style-name="Strong_20_Emphasis"><text:span text:style-name="T12"> - </text:span></text:span><text:span text:style-name="Strong_20_Emphasis"><text:span text:style-name="T9">Saída de Estoque</text:span></text:span><text:span text:style-name="Strong_20_Emphasis"> e Integração com Vendas</text:span></text:h>
      <text:list text:style-name="L7">
        <text:list-item>
          <text:p text:style-name="P21"><text:span text:style-name="T16">Requisição de Produtos feito pela Cozinha/Bar (Requisições lançadas no sistema irão indicar o que foi usado pela cozinha e monitorar a subtração de itens do banco de dados)</text:span></text:p>
        </text:list-item>
        <text:list-item>
          <text:p text:style-name="P22">Geração de relatório de consumo real x esperado</text:p>
        </text:list-item>
        <text:list-item>
          <text:p text:style-name="P23">Identificação automática de perdas e desvios</text:p>
        </text:list-item>
        <text:list-item>
          <text:p text:style-name="P24">Integração direta com o caixa (via API ou importação de CSV)</text:p>
        </text:list-item>
      </text:list>
      <text:p text:style-name="P25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21:45:36.042615862</meta:creation-date>
    <dc:date>2025-02-07T23:35:03.431670437</dc:date>
    <meta:editing-duration>PT16M6S</meta:editing-duration>
    <meta:editing-cycles>1</meta:editing-cycles>
    <meta:generator>LibreOffice/24.8.4.2$Linux_X86_64 LibreOffice_project/480$Build-2</meta:generator>
    <meta:document-statistic meta:table-count="0" meta:image-count="0" meta:object-count="0" meta:page-count="2" meta:paragraph-count="47" meta:word-count="476" meta:character-count="3023" meta:non-whitespace-character-count="2630"/>
  </office:meta>
</office:document-meta>
</file>